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4 Explosive </text:p>
          </table:table-cell>
          <table:table-cell office:value-type="string" calcext:value-type="string">
            <text:p>S 1</text:p>
          </table:table-cell>
        </table:table-row>
        <table:table-row table:style-name="ro1">
          <table:table-cell/>
          <table:table-cell office:value-type="string" calcext:value-type="string">
            <text:p>Organic Peroxide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/>
          <table:table-cell office:value-type="string" calcext:value-type="string">
            <text:p>Dangerous When We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hilation Ha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fectious Substan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pontaneously Combustib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on-Flammable G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lammable Sol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xidizer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/>
          <table:table-cell office:value-type="string" calcext:value-type="string">
            <text:p>Flammable Liqu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adioactive 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rrosive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oxic 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Inhalation Hazard 6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1:01:19.4662962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1:01:19.590585211</meta:creation-date>
    <meta:editing-duration>PT1M11S</meta:editing-duration>
    <meta:editing-cycles>2</meta:editing-cycles>
    <meta:generator>LibreOffice/5.1.6.2$Linux_X86_64 LibreOffice_project/10m0$Build-2</meta:generator>
    <dc:date>2019-12-11T11:02:24.701424205</dc:date>
    <meta:document-statistic meta:table-count="1" meta:cell-count="28" meta:object-count="0"/>
  </office:meta>
</office:document-meta>
</file>